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8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1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2" style:family="paragraph" style:parent-style-name="Footnote">
      <style:text-properties style:font-name="Arial" fo:font-size="9pt" style:font-size-asian="9pt" style:font-size-complex="9pt"/>
    </style:style>
    <style:style style:name="P63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4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5" style:family="paragraph" style:parent-style-name="Standard">
      <style:text-properties officeooo:paragraph-rsid="0026b67e"/>
    </style:style>
    <style:style style:name="P66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7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9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309d2b"/>
    </style:style>
    <style:style style:name="T18" style:family="text">
      <style:text-properties officeooo:rsid="0035af81"/>
    </style:style>
    <style:style style:name="T19" style:family="text">
      <style:text-properties officeooo:rsid="004d1bbf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4b8b43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officeooo:rsid="0064d1a6"/>
    </style:style>
    <style:style style:name="T30" style:family="text">
      <style:text-properties officeooo:rsid="0062715b"/>
    </style:style>
    <style:style style:name="T31" style:family="text">
      <style:text-properties officeooo:rsid="00654fdb"/>
    </style:style>
    <style:style style:name="T32" style:family="text">
      <style:text-properties officeooo:rsid="00781aa5"/>
    </style:style>
    <style:style style:name="T33" style:family="text">
      <style:text-properties officeooo:rsid="007b6390"/>
    </style:style>
    <style:style style:name="T34" style:family="text">
      <style:text-properties officeooo:rsid="002e555f"/>
    </style:style>
    <style:style style:name="T35" style:family="text">
      <style:text-properties officeooo:rsid="00794ba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9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40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41" style:family="text">
      <style:text-properties officeooo:rsid="0071100b"/>
    </style:style>
    <style:style style:name="T42" style:family="text">
      <style:text-properties officeooo:rsid="005d5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8">u groupement</text:span></text:p>
          </table:table-cell>
          <table:table-cell table:style-name="Tableau2.A2" office:value-type="string">
            <text:p text:style-name="P35"><text:span text:style-name="T26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5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63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8"><text:span text:style-name="T30">S</text:span><text:note text:id="ftn2" text:note-class="footnote"><text:note-citation>2</text:note-citation><text:note-body><text:p text:style-name="P61">Numéro unique désignant <text:span text:style-name="T31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3">ou</text:span> GP</text:p>
          </table:table-cell>
          <table:table-cell table:style-name="Tableau3.A1" office:value-type="string">
            <text:p text:style-name="P39">Id <text:span text:style-name="T16">RA</text:span></text:p>
          </table:table-cell>
          <table:table-cell table:style-name="Tableau3.A1" office:value-type="string">
            <text:p text:style-name="P39">Cot</text:p>
          </table:table-cell>
          <table:table-cell table:style-name="Tableau3.A1" office:value-type="string">
            <text:p text:style-name="P44">Risques</text:p>
          </table:table-cell>
          <table:table-cell table:style-name="Tableau3.A1" office:value-type="string">
            <text:p text:style-name="P43">Description du risque</text:p>
          </table:table-cell>
          <table:table-cell table:style-name="Tableau3.A1" office:value-type="string">
            <text:p text:style-name="P39">Commentaire <text:span text:style-name="T23">de </text:span>l'<text:span text:style-name="T23">évaluation</text:span></text:p>
          </table:table-cell>
          <table:table-cell table:style-name="Tableau3.G1" office:value-type="string">
            <text:p text:style-name="P58">Plan d’action<text:span text:style-name="T24">s</text:span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4">{nomDanger}</text:p>
            <text:p text:style-name="P47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69"><text:span text:style-name="T37">⌛</text:span><text:span text:style-name="T38"> </text:span><text:span text:style-name="T29">Actions en </text:span>cours :</text:p>
            <text:p text:style-name="P36"/>
            <text:p text:style-name="P46">{actionPreventionUncompleted}</text:p>
            <text:p text:style-name="P46"/>
            <text:p text:style-name="P69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66"/>
            <text:p text:style-name="P46"><text:span text:style-name="T25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4">{nomDanger}</text:p>
            <text:p text:style-name="P47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69"><text:span text:style-name="T37">⌛</text:span><text:span text:style-name="T38"> </text:span><text:span text:style-name="T29">Actions en </text:span>cours :</text:p>
            <text:p text:style-name="P37"/>
            <text:p text:style-name="P46">{actionPreventionUncompleted}</text:p>
            <text:p text:style-name="P46"/>
            <text:p text:style-name="P69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67"/>
            <text:p text:style-name="P48"><text:span text:style-name="T25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3">[!-- BEGIN row.risk2 --]{nomEleme<text:soft-page-break/>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4">{nomDanger}</text:p>
            <text:p text:style-name="P47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69"><text:span text:style-name="T37">⌛</text:span><text:span text:style-name="T38"> </text:span><text:span text:style-name="T29">Actions en </text:span>cours :</text:p>
            <text:p text:style-name="P37"/>
            <text:p text:style-name="P46">{actionPreventionUncompleted}</text:p>
            <text:p text:style-name="P46"><text:soft-page-break/></text:p>
            <text:p text:style-name="P69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37"/>
            <text:p text:style-name="P48"><text:span text:style-name="T25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4">{nomDanger}</text:p>
            <text:p text:style-name="P47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69"><text:span text:style-name="T37">⌛</text:span><text:span text:style-name="T38"> </text:span><text:span text:style-name="T29">Actions en </text:span>cours :</text:p>
            <text:p text:style-name="P37"/>
            <text:p text:style-name="P46">{actionPreventionUncompleted}</text:p>
            <text:p text:style-name="P46"/>
            <text:p text:style-name="P69"><text:span text:style-name="T39">✓</text:span><text:span text:style-name="T40"> </text:span><text:span text:style-name="T29">Action</text:span><text:span text:style-name="T41">s</text:span><text:span text:style-name="T29"> </text:span><text:span text:style-name="T42">terminées</text:span><text:span text:style-name="T29"> </text:span>:</text:p>
            <text:p text:style-name="P37"/>
            <text:p text:style-name="P48"><text:span text:style-name="T25">{actionPreventionCompleted}</text:span>[!-- END row.risk1 --]</text:p>
          </table:table-cell>
        </table:table-row>
      </table:table>
      <text:p text:style-name="P6"/>
      <text:p text:style-name="P4">Liste des personnes <text:span text:style-name="T17">ci dessous étaient </text:span>présentes lors de l'évaluation, <text:span text:style-name="T17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40">S – UT ou GP</text:p>
          </table:table-cell>
          <table:table-cell table:style-name="Tableau4.A1" office:value-type="string">
            <text:p text:style-name="P40">Id. <text:span text:style-name="T32">Eva</text:span><text:note text:id="ftn3" text:note-class="footnote"><text:note-citation>3</text:note-citation><text:note-body><text:p text:style-name="P64">Id.Eva numero d'identification des évaluateurs, S1 – UT ou GP <text:span text:style-name="T33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1">Date <text:span text:style-name="T17">d'entretien</text:span></text:p>
          </table:table-cell>
          <table:table-cell table:style-name="Tableau4.A1" office:value-type="string">
            <text:p text:style-name="P42">Durée entretien</text:p>
          </table:table-cell>
          <table:table-cell table:style-name="Tableau4.A1" office:value-type="string">
            <text:p text:style-name="P38">Nom</text:p>
          </table:table-cell>
          <table:table-cell table:style-name="Tableau4.A1" office:value-type="string">
            <text:p text:style-name="P38">Prénom</text:p>
          </table:table-cell>
          <table:table-cell table:style-name="Tableau4.G1" office:value-type="string">
            <text:p text:style-name="P45">Poste/Fonction</text:p>
          </table:table-cell>
        </table:table-row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6">{dateAffectationUtilisateur}</text:p>
          </table:table-cell>
          <table:table-cell table:style-name="Tableau4.D2" office:value-type="string">
            <text:p text:style-name="P17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1">Liste des <text:span text:style-name="T14">signalisations</text:span><text:span text:style-name="T14"><text:note text:id="ftn4" text:note-class="footnote"><text:note-citation>4</text:note-citation><text:note-body><text:p text:style-name="P62">En fonction des réglages cette liste contient les <text:span text:style-name="T35">signalisations</text:span> de l'unité de travail, les <text:span text:style-name="T35">signalisations</text:span> hérité<text:span text:style-name="T35">e</text:span>s, les <text:span text:style-name="T35">signalisations </text:span>partagé<text:span text:style-name="T35">e</text:span>s.</text:p></text:note-body></text:note></text:span><text:span text:style-name="T14"> </text:span>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27">S – UT ou GP</text:p>
          </table:table-cell>
          <table:table-cell table:style-name="Table1.A1" office:value-type="string">
            <text:p text:style-name="P25">Id. Sig</text:p>
          </table:table-cell>
          <table:table-cell table:style-name="Table1.A1" office:value-type="string">
            <text:p text:style-name="P26">Pict. Sig</text:p>
          </table:table-cell>
          <table:table-cell table:style-name="Table1.D1" office:value-type="string">
            <text:p text:style-name="P21"><text:span text:style-name="T27">Description </text:span><text:span text:style-name="T28">S</text:span><text:span text:style-name="T27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4">{recommandation_photo}</text:p>
            <text:p text:style-name="P51">{recommandationName}</text:p>
          </table:table-cell>
          <table:table-cell table:style-name="Table1.D2" office:value-type="string">
            <text:p text:style-name="P23"><text:s/>{recommandationComment} [!-- END row.affectedRecommandation --]</text:p>
          </table:table-cell>
        </table:table-row>
      </table:table>
      <text:p text:style-name="P65"/>
      <text:p text:style-name="P6">Liste des <text:span text:style-name="T3">accid</text:span><text:span text:style-name="T4">e</text:span><text:span text:style-name="T3">nt</text:span><text:span text:style-name="T5">s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3">Id. <text:span text:style-name="T19">AT/MP</text:span></text:p>
          </table:table-cell>
          <table:table-cell table:style-name="Tableau1.A1" office:value-type="string">
            <text:p text:style-name="P54">Nbre jours AT</text:p>
          </table:table-cell>
          <table:table-cell table:style-name="Tableau1.C1" office:value-type="string">
            <text:p text:style-name="P20"><text:span text:style-name="T20">Description </text:span><text:span text:style-name="T21">du presque accident ou accident</text:span></text:p>
          </table:table-cell>
        </table:table-row>
        <table:table-row>
          <table:table-cell table:style-name="Tableau1.A2" office:value-type="string">
            <text:p text:style-name="P49">[!-- BEGIN row.affectedAccident --]{identifiantAccident} - {AccidentName}</text:p>
          </table:table-cell>
          <table:table-cell table:style-name="Tableau1.B2" office:value-type="string">
            <text:p text:style-name="P49">{AccidentWorkStopDays}</text:p>
          </table:table-cell>
          <table:table-cell table:style-name="Tableau1.C2" office:value-type="string">
            <text:p text:style-name="P22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28"><text:span text:style-name="T34">N°</text:span> du ticket</text:p>
          </table:table-cell>
          <table:table-cell table:style-name="Tableau5.A1" office:value-type="string">
            <text:p text:style-name="P29">Tags/catégories</text:p>
          </table:table-cell>
          <table:table-cell table:style-name="Tableau5.A1" office:value-type="string">
            <text:p text:style-name="P29">Date création</text:p>
          </table:table-cell>
          <table:table-cell table:style-name="Tableau5.A1" office:value-type="string">
            <text:p text:style-name="P55">Sujet</text:p>
          </table:table-cell>
          <table:table-cell table:style-name="Tableau5.A1" office:value-type="string">
            <text:p text:style-name="P56">Message initial</text:p>
          </table:table-cell>
          <table:table-cell table:style-name="Tableau5.A1" office:value-type="string">
            <text:p text:style-name="P30">Progression</text:p>
          </table:table-cell>
          <table:table-cell table:style-name="Tableau5.G1" office:value-type="string">
            <text:p text:style-name="P31">État</text:p>
          </table:table-cell>
        </table:table-row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ategories}</text:p>
          </table:table-cell>
          <table:table-cell table:style-name="Tableau5.C2" office:value-type="string">
            <text:p text:style-name="P50">{creation_date}</text:p>
          </table:table-cell>
          <table:table-cell table:style-name="Tableau5.D2" office:value-type="string">
            <text:p text:style-name="P50">{subject}</text:p>
          </table:table-cell>
          <table:table-cell table:style-name="Tableau5.E2" office:value-type="string">
            <text:p text:style-name="P52">{message}</text:p>
          </table:table-cell>
          <table:table-cell table:style-name="Tableau5.F2" office:value-type="string">
            <text:p text:style-name="P57">{progress}</text:p>
          </table:table-cell>
          <table:table-cell table:style-name="Tableau5.G2" office:value-type="string">
            <text:p text:style-name="P59"><text:span text:style-name="T22">{status}</text:span> <text:span text:style-name="T36">[!-- END row.tickets --]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groupmentdocument.odt</text:file-name><text:s/><text:tab/><text:span text:style-name="MT4">Version – 1.7.1 - 2023051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16M33S</meta:editing-duration>
    <meta:editing-cycles>154</meta:editing-cycles>
    <meta:generator>LibreOffice/7.4.1.2$Windows_X86_64 LibreOffice_project/3c58a8f3a960df8bc8fd77b461821e42c061c5f0</meta:generator>
    <dc:date>2023-12-21T17:23:45.588000000</dc:date>
    <meta:document-statistic meta:table-count="6" meta:image-count="1" meta:object-count="0" meta:page-count="3" meta:paragraph-count="112" meta:word-count="386" meta:character-count="3168" meta:non-whitespace-character-count="2902"/>
    <meta:user-defined meta:name="Info 1"/>
    <meta:user-defined meta:name="Info 2"/>
    <meta:user-defined meta:name="Info 3"/>
    <meta:user-defined meta:name="Info 4"/>
  </office:meta>
</office:document-meta>
</file>